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t.setProductName( String produ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Produc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Msr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Product( String productCode , String productName , String productLine , String productScale , String productVendor , String productDescription , short quantityInStock , double buyPrice , double msrp , Set &lt; OrderDetail &gt; order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duct.setBuyPrice( double buy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ProductS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ProductCode( String produc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Product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Product( String productCode , String productName , String productLine , String productScale , String productVendor , String productDescription , short quantityInStock , double buyPrice , double msr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duct.setProductScale( String productS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Order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Product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Msrp( double msr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Produc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Buy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ProductLine( String product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Produ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duct.setOrderDetails( Set &lt; OrderDetail &gt; order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QuantityInStock( short quantityInSt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ProductVendor( String productVend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Produ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setProductDescription( String product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t.getQuantityInSt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